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c17" officeooo:paragraph-rsid="000fac17"/>
    </style:style>
    <style:style style:name="P2" style:family="paragraph" style:parent-style-name="Standard">
      <style:text-properties officeooo:paragraph-rsid="000fac17"/>
    </style:style>
    <style:style style:name="T1" style:family="text">
      <style:text-properties officeooo:rsid="000fa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3.3.4</text:p>
      <text:p text:style-name="P1"/>
      <text:p text:style-name="P1">1.) 10..19</text:p>
      <text:p text:style-name="P1">2.) 20..19</text:p>
      <text:p text:style-name="P1">3.) 30+</text:p>
      <text:p text:style-name="P1"/>
      <text:p text:style-name="P1">3.3.5</text:p>
      <text:p text:style-name="P1"/>
      <text:p text:style-name="P1">1.) userNum &lt; 200</text:p>
      <text:p text:style-name="P1">2.) else if (userNum &gt;0)</text:p>
      <text:p text:style-name="P2"><text:span text:style-name="T1">3.) </text:span>else if (userNum &gt; 105)</text:p>
      <text:p text:style-name="P1">4.) 10</text:p>
      <text:p text:style-name="P1">5.) None</text:p>
      <text:p text:style-name="P1"/>
      <text:p text:style-name="P1"/>
      <text:p text:style-name="P1">3.4.1</text:p>
      <text:p text:style-name="P1">1.) true</text:p>
      <text:p text:style-name="P1">2.) false</text:p>
      <text:p text:style-name="P1">3.) true</text:p>
      <text:p text:style-name="P1">4.) False</text:p>
      <text:p text:style-name="P1">5.) True</text:p>
      <text:p text:style-name="P1">6.) True</text:p>
      <text:p text:style-name="P1">7.) True</text:p>
      <text:p text:style-name="P1">8.) True</text:p>
      <text:p text:style-name="P1"/>
      <text:p text:style-name="P1">1.) When I entered 1 it gave me the letter B</text:p>
      <text:p text:style-name="P1">2.) When I entered in 20 it gave me the letter U</text:p>
      <text:p text:style-name="P1">3.) When I entered in 1000 it said “Outside of acceptable range”</text:p>
      <text:p text:style-name="P1">4.) When I entered in 500000000000 it gave me a runtime error probably because it was out of the data type range.</text:p>
      <text:p text:style-name="P1">5.) When I entered in -500000000000 it also gave me a runtime error probably because it was out of the data type range.</text:p>
      <text:p text:style-name="P1">6.) When I entered in 12,345 it just said that it was “Out of acceptable range”</text:p>
      <text:p text:style-name="P1">7.) When I entered in 789.543 it gave me another run-time error. This is probably because it had a decimal in the number</text:p>
      <text:p text:style-name="P1">8.) When I entered in -0 it said that my letter was A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7:18:36.943126957</meta:creation-date>
    <dc:date>2016-10-20T18:04:52.997470841</dc:date>
    <meta:editing-duration>P0D</meta:editing-duration>
    <meta:editing-cycles>1</meta:editing-cycles>
    <meta:document-statistic meta:table-count="0" meta:image-count="0" meta:object-count="0" meta:page-count="1" meta:paragraph-count="27" meta:word-count="177" meta:character-count="841" meta:non-whitespace-character-count="690"/>
    <meta:generator>LibreOffice/4.2.8.2$Linux_X86_64 LibreOffice_project/420m0$Build-2</meta:generator>
  </office:meta>
</office:document-meta>
</file>